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8000000578C5DAA5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Arial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XXXDOCUMENT_HEADLINEXXX</text:h>
      <text:p text:style-name="Standard"/>
      <text:p text:style-name="Standard">XXXDOCUMENT_USERGREETXXX</text:p>
      <text:p text:style-name="Standard"/>
      <text:p text:style-name="Standard">XXXDOCUMENT_SALESPITCHXXX</text:p>
      <text:p text:style-name="Standard"/>
      <text:p text:style-name="Standard">XXXDOCUMENT_LOGINXXX</text:p>
      <text:p text:style-name="Standard"/>
      <text:p text:style-name="Standard">XXXDOCUMENT_SUPPORTPROCEDUREXXX</text:p>
      <text:p text:style-name="Standard"/>
      <text:p text:style-name="P4">XXXHELPDESKMAILXXX</text:p>
      <text:p text:style-name="Standard"/>
      <text:p text:style-name="Standard">XXXDOCUMENT_MANUALADVICEXXX</text:p>
      <text:p text:style-name="Standard"/>
      <text:p text:style-name="Standard">XXXHAVEFUNXXX</text:p>
      <text:p text:style-name="Standard"/>
      <text:p text:style-name="Standard"/>
      <text:p text:style-name="Standard"/>
      <text:p text:style-name="Standard">(fake Miro sig)</text:p>
      <text:p text:style-name="Standard">___________________ <text:s text:c="20"/></text:p>
      <text:p text:style-name="Standard"/>
      <text:p text:style-name="Standard">Miroslav Milinovic</text:p>
      <text:p text:style-name="Standard">XXXBOSS_DESIGNATIONXXX</text:p>
      <text:p text:style-name="Standard"/>
      <text:p text:style-name="Standard"/>
      <text:p text:style-name="P3">XXXHEADER_CONFIGAPPENDIXXXX</text:p>
      <text:p text:style-name="Standard"/>
      <text:p text:style-name="Standard">XXXCONFIGAPPENDIXXXX</text:p>
      <text:p text:style-name="Standard"/>
      <text:p text:style-name="Standard">XXXEAPINFO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Arial"/>
    </style:style>
    <style:style style:name="MP2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4.5228in" svg:y="-0.5217in" svg:width="2.1189in" svg:height="0.9217in" draw:z-index="0"><draw:image xlink:href="Pictures/10000000000000C8000000578C5DAA57.png" xlink:type="simple" xlink:show="embed" xlink:actuate="onLoad"/></draw:frame></text:p>
        <text:p text:style-name="MP1">XXXDOCUMENT_HEADXXX</text:p>
      </style:header>
      <style:footer>
        <text:p text:style-name="MP2"/>
        <text:p text:style-name="Standard">XXXFOOTERXX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0:25:56</meta:creation-date>
    <meta:editing-duration>PT24M13S</meta:editing-duration>
    <meta:editing-cycles>15</meta:editing-cycles>
    <meta:generator>LibreOffice/3.5$Linux_X86_64 LibreOffice_project/350m1$Build-403</meta:generator>
    <meta:initial-creator>Stefan Winter</meta:initial-creator>
    <dc:date>2012-10-05T15:57:58</dc:date>
    <dc:creator>Stefan Winter</dc:creator>
    <meta:document-statistic meta:table-count="0" meta:image-count="1" meta:object-count="0" meta:page-count="2" meta:paragraph-count="17" meta:word-count="20" meta:character-count="367" meta:non-whitespace-character-count="343"/>
  </office:meta>
</office:document-meta>
</file>